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alex418013/Espai-Abastos.git" text:style-name="Internet_20_link" text:visited-style-name="Visited_20_Internet_20_Link">https://github.com/alex418013/Espai-Abastos.git</text:a></text:p>
      <text:p text:style-name="Standard"/>
      <text:p text:style-name="Standard"><text:a xlink:type="simple" xlink:href="https://alex418013.github.io/Espai-Abastos/" text:style-name="Internet_20_link" text:visited-style-name="Visited_20_Internet_20_Link">https://alex418013.github.io/Espai-Abastos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0:21:24.926000000</meta:creation-date>
    <dc:date>2019-02-20T20:22:27.368000000</dc:date>
    <meta:editing-duration>PT1M2S</meta:editing-duration>
    <meta:editing-cycles>1</meta:editing-cycles>
    <meta:document-statistic meta:table-count="0" meta:image-count="0" meta:object-count="0" meta:page-count="1" meta:paragraph-count="2" meta:word-count="2" meta:character-count="91" meta:non-whitespace-character-count="90"/>
    <meta:generator>LibreOffice/6.1.0.3$Windows_X86_64 LibreOffice_project/efb621ed25068d70781dc026f7e9c5187a4decd1</meta:generator>
  </office:meta>
</office:document-meta>
</file>